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vx</text:p>
          </table:table-cell>
          <table:table-cell/>
          <table:table-cell office:value-type="string" calcext:value-type="string">
            <text:p>dtheta</text:p>
          </table:table-cell>
          <table:table-cell office:value-type="string" calcext:value-type="string">
            <text:p>vtheta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203" calcext:value-type="float">
            <text:p>-2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-0.325" calcext:value-type="float">
            <text:p>-0.325</text:p>
          </table:table-cell>
          <table:table-cell office:value-type="float" office:value="-88" calcext:value-type="float">
            <text:p>-88</text:p>
          </table:table-cell>
          <table:table-cell/>
          <table:table-cell office:value-type="float" office:value="-0.76" calcext:value-type="float">
            <text:p>-0.76</text:p>
          </table:table-cell>
          <table:table-cell office:value-type="float" office:value="-194" calcext:value-type="float">
            <text:p>-194</text:p>
          </table:table-cell>
        </table:table-row>
        <table:table-row table:style-name="ro1">
          <table:table-cell office:value-type="float" office:value="-0.223" calcext:value-type="float">
            <text:p>-0.223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65" calcext:value-type="float">
            <text:p>-26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59" calcext:value-type="float">
            <text:p>-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127" calcext:value-type="float">
            <text:p>-12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0.279" calcext:value-type="float">
            <text:p>0.2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682" calcext:value-type="float">
            <text:p>0.68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-0.16" calcext:value-type="float">
            <text:p>-0.16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0.873" calcext:value-type="float">
            <text:p>0.873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0.829" calcext:value-type="float">
            <text:p>0.82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0.502" calcext:value-type="float">
            <text:p>0.50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-0.278" calcext:value-type="float">
            <text:p>-0.278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-0.376" calcext:value-type="float">
            <text:p>-0.376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-0.294" calcext:value-type="float">
            <text:p>-0.294</text:p>
          </table:table-cell>
          <table:table-cell office:value-type="float" office:value="-71" calcext:value-type="float">
            <text:p>-71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.154" calcext:value-type="float">
            <text:p>0.1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matrix-columns-spanned="2" table:number-matrix-rows-spanned="1" table:formula="of:=LINEST([.A2:.A20];[.B2:.B20];0;0)" office:value-type="float" office:value="0.00386010800800139" calcext:value-type="float">
            <text:p>0.003860108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2" table:number-matrix-rows-spanned="1" table:formula="of:=LINEST([.D2:.D20];[.E2:.E20];0;0)" office:value-type="float" office:value="0.00308172371188325" calcext:value-type="float">
            <text:p>0.003081723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2:40:45.609089565</meta:creation-date>
    <dc:date>2016-06-14T16:34:50.185401940</dc:date>
    <meta:editing-duration>PT8M3S</meta:editing-duration>
    <meta:editing-cycles>1</meta:editing-cycles>
    <meta:document-statistic meta:table-count="1" meta:cell-count="84" meta:object-count="0"/>
    <meta:generator>LibreOffice/4.2.8.2$Linux_X86_64 LibreOffice_project/420m0$Build-2</meta:generator>
  </office:meta>
</office:document-meta>
</file>